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d7cb" officeooo:paragraph-rsid="0018d7cb"/>
    </style:style>
    <style:style style:name="P2" style:family="paragraph" style:parent-style-name="Standard">
      <style:text-properties officeooo:rsid="0019fe80" officeooo:paragraph-rsid="001bc566"/>
    </style:style>
    <style:style style:name="P3" style:family="paragraph" style:parent-style-name="Standard">
      <style:text-properties officeooo:rsid="001bc566" officeooo:paragraph-rsid="001bc566"/>
    </style:style>
    <style:style style:name="P4" style:family="paragraph" style:parent-style-name="Standard">
      <style:text-properties officeooo:rsid="001da687" officeooo:paragraph-rsid="001da687"/>
    </style:style>
    <style:style style:name="P5" style:family="paragraph" style:parent-style-name="Standard">
      <style:text-properties officeooo:rsid="001ddfa3" officeooo:paragraph-rsid="001ddfa3"/>
    </style:style>
    <style:style style:name="P6" style:family="paragraph" style:parent-style-name="Standard">
      <style:paragraph-properties fo:padding="0.0291in" fo:border-left="none" fo:border-right="none" fo:border-top="none" fo:border-bottom="0.99pt solid #000000" style:join-border="false"/>
      <style:text-properties officeooo:rsid="0018d7cb" officeooo:paragraph-rsid="0018d7cb"/>
    </style:style>
    <style:style style:name="P7" style:family="paragraph" style:parent-style-name="Table_20_Contents">
      <style:text-properties officeooo:rsid="0018d7cb" officeooo:paragraph-rsid="0018d7cb"/>
    </style:style>
    <style:style style:name="P8" style:family="paragraph" style:parent-style-name="Table_20_Contents">
      <style:text-properties officeooo:rsid="0018f9af" officeooo:paragraph-rsid="0018f9af"/>
    </style:style>
    <style:style style:name="T1" style:family="text">
      <style:text-properties officeooo:rsid="001bc5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na Obšteter</text:p>
      <text:p text:style-name="P1"><text:a xlink:type="simple" xlink:href="mailto:jana.obsteter@kis.si" text:style-name="Internet_20_link" text:visited-style-name="Visited_20_Internet_20_Link">jana.obsteter@kis.si</text:a></text:p>
      <text:p text:style-name="P6">HOMEWORK 3</text:p>
      <text:p text:style-name="P1"><text:s/>Workflow</text:p>
      <text:p text:style-name="P1"/>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7">GDS3713</text:p>
          </table:table-cell>
          <table:table-cell table:style-name="Table1.C1" office:value-type="string">
            <text:p text:style-name="P7">GDS4182</text:p>
          </table:table-cell>
        </table:table-row>
        <table:table-row>
          <table:table-cell table:style-name="Table1.A2" office:value-type="string">
            <text:p text:style-name="P7">Classification accuracy</text:p>
          </table:table-cell>
          <table:table-cell table:style-name="Table1.A2" office:value-type="string">
            <text:p text:style-name="P8">0.734</text:p>
          </table:table-cell>
          <table:table-cell table:style-name="Table1.C2" office:value-type="string">
            <text:p text:style-name="P8">0.802</text:p>
          </table:table-cell>
        </table:table-row>
        <table:table-row>
          <table:table-cell table:style-name="Table1.A2" office:value-type="string">
            <text:p text:style-name="P7">Area under the curve</text:p>
          </table:table-cell>
          <table:table-cell table:style-name="Table1.A2" office:value-type="string">
            <text:p text:style-name="P8">0.731</text:p>
          </table:table-cell>
          <table:table-cell table:style-name="Table1.C2" office:value-type="string">
            <text:p text:style-name="P8">0.600</text:p>
          </table:table-cell>
        </table:table-row>
        <table:table-row>
          <table:table-cell table:style-name="Table1.A2" office:value-type="string">
            <text:p text:style-name="P8">Precision</text:p>
          </table:table-cell>
          <table:table-cell table:style-name="Table1.A2" office:value-type="string">
            <text:p text:style-name="P8">0.744</text:p>
          </table:table-cell>
          <table:table-cell table:style-name="Table1.C2" office:value-type="string">
            <text:p text:style-name="P8">0.364</text:p>
          </table:table-cell>
        </table:table-row>
        <table:table-row>
          <table:table-cell table:style-name="Table1.A2" office:value-type="string">
            <text:p text:style-name="P8">Recall</text:p>
          </table:table-cell>
          <table:table-cell table:style-name="Table1.A2" office:value-type="string">
            <text:p text:style-name="P8">0.725</text:p>
          </table:table-cell>
          <table:table-cell table:style-name="Table1.C2" office:value-type="string">
            <text:p text:style-name="P8">0.250</text:p>
          </table:table-cell>
        </table:table-row>
        <table:table-row>
          <table:table-cell table:style-name="Table1.A2" office:value-type="string">
            <text:p text:style-name="P8">No cases / controls</text:p>
          </table:table-cell>
          <table:table-cell table:style-name="Table1.A2" office:value-type="string">
            <text:p text:style-name="P8">39 / 40</text:p>
          </table:table-cell>
          <table:table-cell table:style-name="Table1.C2" office:value-type="string">
            <text:p text:style-name="P8">80 / 16</text:p>
          </table:table-cell>
        </table:table-row>
      </table:table>
      <text:p text:style-name="P1"/>
      <text:p text:style-name="P2">The classification accuracy of the tree on the GDS4182 is higher than the classification accuracy of the tree on the data set GDS3713, <text:span text:style-name="T1">0.802 vs. 0.734 respectively</text:span>. <text:span text:style-name="T1">The reason for this is that the proportion of control samples in GDS4182 is much lower than the number of cases, whereas in GDS3713 these proportions are almost 50:50. In both datasets the misclassified data points are the controls which are classified as cases. Therefore in GDS4182 due to a smaller number of controls we make a smaller mistake if we classify all data as cases. Even if we classify all the controls as cases, the classification accuracy would still be XXXX. However in the dataset GDS3713 this number represents ~50% of all samples. Therefore if we misclassify i.e. 5 controls in both cases, the classificattion accuracy would be higher in the dataset GDS4182.</text:span></text:p>
      <text:p text:style-name="P2"/>
      <text:p text:style-name="P3">In contrast, if we look at other measure of the quality of the predictor, the results are in favour of the classifier on GDS3713 dataset. A higher area under the curve reveals higher specificity and sensitivity of the classifier, the precision is higher</text:p>
      <text:p text:style-name="P4"><text:a xlink:type="simple" xlink:href="https://machinelearningmastery.com/classification-accuracy-is-not-enough-more-performance-measures-you-can-use/" text:style-name="Internet_20_link" text:visited-style-name="Visited_20_Internet_20_Link">https://machinelearningmastery.com/classification-accuracy-is-not-enough-more-performance-measures-you-can-use/</text:a></text:p>
      <text:p text:style-name="P4"/>
      <text:p text:style-name="P5">Class imbalance .- the number of misc.lassified cases / controls is the same, but the frequency is diffe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07:11:54.982478778</meta:creation-date>
    <meta:editing-duration>PT30S</meta:editing-duration>
    <meta:editing-cycles>2</meta:editing-cycles>
    <meta:generator>LibreOffice/5.1.6.2$Linux_X86_64 LibreOffice_project/10m0$Build-2</meta:generator>
    <dc:date>2017-12-20T07:12:21.481073799</dc:date>
    <meta:document-statistic meta:table-count="1" meta:image-count="0" meta:object-count="0" meta:page-count="1" meta:paragraph-count="25" meta:word-count="237" meta:character-count="1513" meta:non-whitespace-character-count="1300"/>
  </office:meta>
</office:document-meta>
</file>